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3.216cm" fo:margin-left="1.247cm" table:align="left"/>
    </style:style>
    <style:style style:name="Table1.A" style:family="table-column">
      <style:table-column-properties style:column-width="2.208cm"/>
    </style:style>
    <style:style style:name="Table1.B" style:family="table-column">
      <style:table-column-properties style:column-width="1.007cm"/>
    </style:style>
    <style:style style:name="Table1.A1" style:family="table-cell">
      <style:table-cell-properties style:vertical-align="middle" fo:padding="0.049cm" fo:border="none"/>
    </style:style>
    <style:style style:name="Table2" style:family="table">
      <style:table-properties style:width="3.231cm" fo:margin-left="1.247cm" table:align="left"/>
    </style:style>
    <style:style style:name="Table2.A" style:family="table-column">
      <style:table-column-properties style:column-width="2.224cm"/>
    </style:style>
    <style:style style:name="Table2.B" style:family="table-column">
      <style:table-column-properties style:column-width="1.007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4">
      <style:paragraph-properties fo:margin-top="0cm" fo:margin-bottom="0cm"/>
    </style:style>
    <style:style style:name="P23" style:family="paragraph" style:parent-style-name="Text_20_body" style:list-style-name="L13">
      <style:paragraph-properties fo:margin-top="0cm" fo:margin-bottom="0cm"/>
    </style:style>
    <style:style style:name="P24" style:family="paragraph" style:parent-style-name="Text_20_body" style:list-style-name="L14">
      <style:paragraph-properties fo:margin-top="0cm" fo:margin-bottom="0cm"/>
    </style:style>
    <style:style style:name="P25" style:family="paragraph" style:parent-style-name="Text_20_body" style:list-style-name="L15">
      <style:paragraph-properties fo:margin-top="0cm" fo:margin-bottom="0cm"/>
    </style:style>
    <style:style style:name="P26" style:family="paragraph" style:parent-style-name="Text_20_body" style:list-style-name="L19">
      <style:paragraph-properties fo:margin-top="0cm" fo:margin-bottom="0cm"/>
    </style:style>
    <style:style style:name="P27" style:family="paragraph" style:parent-style-name="Text_20_body" style:list-style-name="L21">
      <style:paragraph-properties fo:margin-top="0cm" fo:margin-bottom="0cm"/>
    </style:style>
    <style:style style:name="P28" style:family="paragraph" style:parent-style-name="Heading_20_1">
      <style:paragraph-properties fo:break-before="page"/>
    </style:style>
    <style:style style:name="P29" style:family="paragraph" style:parent-style-name="Preformatted_20_Text">
      <style:paragraph-properties fo:margin-top="0cm" fo:margin-bottom="0.499cm"/>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margin-top="0cm" fo:margin-bottom="0.499cm"/>
    </style:style>
    <style:style style:name="T1" style:family="text">
      <style:text-properties style:text-position="33% 80%"/>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IntroductievoordeProgrameerCursus"/>Introductie voor de ProgrameerCursus</text:h>
      <text:p text:style-name="Text_20_body"><text:bookmark text:name="line-4"/><text:bookmark text:name="line-5"/>Voor onze programeer cursus houden wij als leidraad het boek van Brian Kerninghan en Dennis Richie aan. <text:bookmark text:name="line-6"/>Dit boek is sederd jaren een standaardwerk en wie kent de taal C nu beter dan de bedenkers ervan. <text:bookmark text:name="line-7"/>Wij zullen steeds naar dit boek terug verwijzen, het is dus zaak dat je het bij de hand hebt. <text:bookmark text:name="line-8"/><text:bookmark text:name="line-9"/></text:p>
      <text:p text:style-name="Text_20_body">Twee andere zaken die je ook bij de hand moet hebben zijn : <text:bookmark text:name="line-10"/></text:p>
      <text:list xml:id="list1438905455" text:style-name="L1">
        <text:list-item>
          <text:p text:style-name="P1"><text:span text:style-name="Strong_20_Emphasis">Je favoriete editor.</text:span> <text:bookmark text:name="line-11"/></text:p>
        </text:list-item>
      </text:list>
      <text:p text:style-name="Text_20_body">Dit kan een editor naar keuze zijn, gedit, kedit zijn prima als je eraan gewend bent. <text:bookmark text:name="line-12"/>Het verdiend als beginner aanbeveling om een editor met syntax-highlighting te gebruiken, dat spaart een hoop gezoek naar tiepfouten. <text:bookmark text:name="line-13"/>persoonlijk gebruik ik overal een variant van <text:span text:style-name="Strong_20_Emphasis">vi</text:span> voor. Dat heeft een vrij specialistische reden en is uiteindelijk gewoonte geworden. <text:bookmark text:name="line-14"/><text:span text:style-name="Strong_20_Emphasis">EMACS</text:span> is ook een goede keuze, deze laatste twee editors worden veel door diehard UNIX boys gebruikt, dat wil echter niet zeggen dat het voor jou de juiste keuze is. <text:bookmark text:name="line-15"/>prettig met je editor kunnen werken is zeker zo belangrijk ! <text:bookmark text:name="line-16"/><text:bookmark text:name="line-17"/></text:p>
      <text:p text:style-name="Text_20_body">We raden je in ieder geval aan in het begin geen IDE als Eclipse of <text:a xlink:type="simple" xlink:href="http://cursus.danieldk.org/NetBeans">NetBeans</text:a> te gebruiken. Met de shell en een text editor leer je beter de compiler, de linker en andere hulpmiddelen te gebruiken. <text:bookmark text:name="line-18"/><text:bookmark text:name="line-19"/></text:p>
      <text:p text:style-name="Text_20_body">Neem rustig de tijd om de stof door te nemen, bestudeer de informatie in het boek, en maak ook gebruik van de linux manuals. <text:bookmark text:name="line-20"/>Verder kan alles via de mailinglijst besproken worden. <text:bookmark text:name="line-21"/><text:bookmark text:name="line-22"/><text:bookmark text:name="line-23"/></text:p>
      <text:list xml:id="list1181219788" text:style-name="L2">
        <text:list-item>
          <text:p text:style-name="P2"><text:span text:style-name="Strong_20_Emphasis">Een C compiler</text:span> <text:bookmark text:name="line-24"/></text:p>
        </text:list-item>
      </text:list>
      <text:p text:style-name="Text_20_body">Daar deze cursus is ge-ent op Linux gebruikers maken wij gebruik van <text:span text:style-name="Strong_20_Emphasis">gcc</text:span>. <text:bookmark text:name="line-25"/>gcc staat voor GNU-C-Compiler, GNU voor het <text:a xlink:type="simple" xlink:href="http://www.gnu.org/">GNU is not UNIX project</text:a> en <text:span text:style-name="Strong_20_Emphasis">cc</text:span> omdat de C-compiler oorspronkelijk onder UNIX systemen zo werd genoemd. <text:bookmark text:name="line-26"/><text:bookmark text:name="line-27"/></text:p>
      <text:p text:style-name="Text_20_body">De taak van de C-compiler is het vertalen van de tekst die het programma voorsteld naar <text:a xlink:type="simple" xlink:href="http://cursus.danieldk.org/machinecode">machinecode</text:a>. <text:bookmark text:name="line-28"/>Dit is nodig omdat de processor die het hart van je computer vormt zelf de tekst niet begrijpt. <text:bookmark text:name="line-29"/>De <text:a xlink:type="simple" xlink:href="http://cursus.danieldk.org/compiler">compiler</text:a> vertaalt de opdrachten uit de tekst in een reeks van instructies die de <text:a xlink:type="simple" xlink:href="http://cursus.danieldk.org/processor">processor</text:a> wel begrijpt. <text:bookmark text:name="line-30"/>Het is ook mogelijk om direct zo'n reeks van instructies te schrijven maar voor een ingewikkeld systeem als een PC wordt dat behoudens heel specialistische situaties niet meer gedaan. De compiler werkt grofweg in de volgende stappen: <text:bookmark text:name="line-31"/><text:bookmark text:name="line-32"/></text:p>
      <text:list xml:id="list1731213335" text:style-name="L3">
        <text:list-item>
          <text:p text:style-name="P3">Een <text:a xlink:type="simple" xlink:href="http://cursus.danieldk.org/lexical%20analyser">lexical analyser</text:a> breekt de invoer (het C programma) op in grotere brokken die we invoer noemen. Zo is de volgende regel op te breken in een identifier (<text:span text:style-name="Emphasis">a</text:span>), een assignment operator (<text:span text:style-name="Emphasis">=</text:span>), een nummer (<text:span text:style-name="Emphasis">2</text:span>) en een semicolon (<text:span text:style-name="Emphasis">;</text:span>): <text:bookmark text:name="line-33"/><text:bookmark text:name="line-34"/></text:p>
        </text:list-item>
      </text:list>
      <text:p text:style-name="P29"><text:bookmark text:name="line-35"/><text:bookmark text:name="line-36"/>a = 2;</text:p>
      <text:list xml:id="list979900457" text:style-name="L4">
        <text:list-item>
          <text:p text:style-name="P4"><text:bookmark text:name="line-37"/><text:bookmark text:name="line-38"/>De tokens worden verwerkt door een <text:a xlink:type="simple" xlink:href="http://cursus.danieldk.org/parser">parser</text:a>, de parser bouwt een zogenaamde <text:a xlink:type="simple" xlink:href="http://cursus.danieldk.org/parse%20trees">parse trees</text:a>. Een <text:a xlink:type="simple" xlink:href="http://cursus.danieldk.org/parse%20tree">parse tree</text:a> is een boom die een gestructureerde analyse van een expressie kan geven. <text:bookmark text:name="line-39"/></text:p>
        </text:list-item>
        <text:list-item>
          <text:p text:style-name="P4">De maakt compileert op basis van parse trees <text:a xlink:type="simple" xlink:href="http://cursus.danieldk.org/intermediate%20code">intermediate code</text:a>, dit is een aparte taal die alle met gcc meegeleverde compilers produceren, zodat er dezelfde back-end gebruikt kan worden voor de compilatie naar machinecode. Zo zullen GCC-gebaseerde compilers voor bijvoorbeeld C, C++ en Java verschillende front-ends hebben, maar dezelfde back-end. <text:bookmark text:name="line-40"/></text:p>
        </text:list-item>
        <text:list-item>
          <text:p text:style-name="P22">De back-end compileert de intermediate code naar machinecode. <text:bookmark text:name="line-41"/></text:p>
        </text:list-item>
        <text:list-item>
          <text:p text:style-name="P4">De linker kan verschillende brokken machinecode combineren tot een bibliotheek of een uitvoerbaar bestand. Een bibliotheek is een file waarin de machinecode van een reeks functies (en data) verzameld is, zodat meerdere programma's hier gebruik van kunnen maken. <text:bookmark text:name="line-42"/><text:bookmark text:name="line-43"/></text:p>
        </text:list-item>
      </text:list>
      <text:h text:style-name="Heading_20_2" text:outline-level="2" text:is-list-header="true"><text:bookmark text:name="line-44"/><text:bookmark text:name="Ietsmeeroverdetechniek"/><text:soft-page-break/>Iets meer over de techniek</text:h>
      <text:p text:style-name="Text_20_body"><text:bookmark text:name="line-45"/>Zoals aangegeven kan een microprocessor bar weinig met onze taal. <text:bookmark text:name="line-46"/>Soms is het nodig dat we begrijpen hoe de computer met gegevens om kan gaan. <text:bookmark text:name="line-47"/>Daarom beschrijf ik hier wat belangrijke begrippen. <text:bookmark text:name="line-48"/><text:bookmark text:name="line-49"/></text:p>
      <text:list xml:id="list508090139" text:style-name="L5">
        <text:list-item>
          <text:p text:style-name="P5"><text:span text:style-name="Strong_20_Emphasis">bit</text:span> <text:bookmark text:name="line-50"/></text:p>
        </text:list-item>
      </text:list>
      <text:p text:style-name="Text_20_body">Is het engelse woord voor 'een beetje' en veel is het dan ook niet, het is namelijk de kleinste eenheid die we in de computer techniek kennen. <text:bookmark text:name="line-51"/>Een bit kun je beschouwen als een lampje. Het lampje kan AAN of UIT zijn. We noemen dat True of False of gewoon 0 of 1. <text:bookmark text:name="line-52"/>Het <text:a xlink:type="simple" xlink:href="http://cursus.danieldk.org/CapsLock">CapsLock</text:a> lampje op je keyboard word bijvoorbeeld gestuurd door een bit, maar een bit kan ook aangeven of het resultaat van een berekening gelukt is. <text:bookmark text:name="line-53"/><text:bookmark text:name="line-54"/></text:p>
      <text:list xml:id="list2131564826" text:style-name="L6">
        <text:list-item>
          <text:p text:style-name="P6"><text:span text:style-name="Strong_20_Emphasis">byte</text:span> <text:bookmark text:name="line-55"/></text:p>
        </text:list-item>
      </text:list>
      <text:p text:style-name="Text_20_body">Bits komen normaal niet zomaar voor in een computer. Het is meestal veel practischer als we met een groepje van bits werken. <text:bookmark text:name="line-56"/>Een heel practisch aantal was lange tijd acht bits. <text:bookmark text:name="line-57"/>We kunnen dus zeggen we werken 'met acht bits' of op zijn Engels we'll work <text:span text:style-name="Strong_20_Emphasis">by eight</text:span> bits, kortweg BYTE. <text:bookmark text:name="line-58"/>Waneer we die acht bits naast elkaar zetten, kunnen we er iets mee doen dat wij ons hele leven al gewend zijn te doen met ons eigen tientallige stelsel <text:bookmark text:name="line-59"/>Waneer ik het getal 123 schrijf, dan bedoel ik eigenlijk: <text:bookmark text:name="line-60"/></text:p>
      <text:list xml:id="list1765473461" text:style-name="L7">
        <text:list-item>
          <text:p text:style-name="P7">3 * 1 ofwel 3 * 10<text:span text:style-name="T1">0</text:span> <text:bookmark text:name="line-61"/></text:p>
        </text:list-item>
        <text:list-item>
          <text:p text:style-name="P7">2 * 10 ofwel 2 * 10<text:span text:style-name="T1">1</text:span> <text:bookmark text:name="line-62"/></text:p>
        </text:list-item>
        <text:list-item>
          <text:p text:style-name="P7">1 * 100 ofwel 1 * 10<text:span text:style-name="T1">2</text:span> <text:bookmark text:name="line-63"/><text:bookmark text:name="line-64"/></text:p>
        </text:list-item>
      </text:list>
      <text:p text:style-name="Text_20_body">Het meest rechtse cijfer, is het minst relevante deel en het linkse cijfer het meest relevante deel. <text:bookmark text:name="line-65"/><text:bookmark text:name="line-66"/></text:p>
      <text:p text:style-name="Text_20_body">Onze bits kennen geen tien maar slechts twee toestanden, 0 en 1 <text:bookmark text:name="line-67"/>We kunnen van rechts naar links de volgende waarde aan elk bit toekennen <text:bookmark text:name="line-68"/></text:p>
      <text:list xml:id="list1659672485" text:style-name="L8">
        <text:list-item>
          <text:p text:style-name="P8">2<text:span text:style-name="T1">0</text:span> dat is 1 <text:bookmark text:name="line-69"/></text:p>
        </text:list-item>
        <text:list-item>
          <text:p text:style-name="P8">2<text:span text:style-name="T1">1</text:span> dat is 2 <text:bookmark text:name="line-70"/></text:p>
        </text:list-item>
        <text:list-item>
          <text:p text:style-name="P8">2<text:span text:style-name="T1">2</text:span> dat is 4 <text:bookmark text:name="line-71"/></text:p>
        </text:list-item>
        <text:list-item>
          <text:p text:style-name="P8">2<text:span text:style-name="T1">3</text:span> dat is 8 <text:bookmark text:name="line-72"/></text:p>
        </text:list-item>
        <text:list-item>
          <text:p text:style-name="P8">2<text:span text:style-name="T1">4</text:span> dat is 16 <text:bookmark text:name="line-73"/></text:p>
        </text:list-item>
        <text:list-item>
          <text:p text:style-name="P8">2<text:span text:style-name="T1">5</text:span> dat is 32 <text:bookmark text:name="line-74"/></text:p>
        </text:list-item>
        <text:list-item>
          <text:p text:style-name="P8">2<text:span text:style-name="T1">6</text:span> dat is 64 <text:bookmark text:name="line-75"/></text:p>
        </text:list-item>
        <text:list-item>
          <text:p text:style-name="P8">2<text:span text:style-name="T1">7</text:span> dat is 128 <text:bookmark text:name="line-76"/></text:p>
        </text:list-item>
      </text:list>
      <text:p text:style-name="Text_20_body">We kunnen hiermee 256 verschillende combinaties maken bijvoorbeeld om de gehele getallen van 0 - 255 aan te geven. <text:bookmark text:name="line-77"/>of Bijvoorbeeld van -128 t/m + 127 <text:bookmark text:name="line-78"/><text:bookmark text:name="line-79"/></text:p>
      <text:p text:style-name="Text_20_body">Voorbeeld : 01001001b komt overeen met 2<text:span text:style-name="T1">6</text:span> + 2<text:span text:style-name="T1">3</text:span> + 2<text:span text:style-name="T1">0</text:span> = 64d + 8d + 1d = 73d <text:bookmark text:name="line-80"/><text:bookmark text:name="line-81"/></text:p>
      <text:list xml:id="list1716586609" text:style-name="L9">
        <text:list-item>
          <text:p text:style-name="P9"><text:span text:style-name="Strong_20_Emphasis">Word </text:span><text:bookmark text:name="line-82"/></text:p>
        </text:list-item>
      </text:list>
      <text:p text:style-name="Text_20_body">Met 256 mogelijkheden zijn we vaak al snel uitgerekend, er moest dus iets groters komen. <text:bookmark text:name="line-83"/>Daarbij is het om hardware-technische redenen erg verstandig om voor het aantal te gebruiken bits ook een macht van twee te gebruiken. <text:bookmark text:name="line-84"/>Dat brengt ons op een meer practische waarde van 16 bits waarmee 2^16 = 65536 combinaties mogelijk zijn, bijvoorbeeld om getallen van 0 - 65535 of van -32768 - +32767 aan te geven. <text:bookmark text:name="line-85"/><text:bookmark text:name="line-86"/></text:p>
      <text:p text:style-name="Text_20_body"><text:soft-page-break/>Het aantal bits waarmee een CPU berekeningen uitvoert wordt vaak een <text:span text:style-name="Emphasis">machine word</text:span> genoemd. Zo is een machine word op 32-bits platformen 32-bits breed. <text:bookmark text:name="line-87"/><text:bookmark text:name="line-88"/></text:p>
      <text:list xml:id="list562067906" text:style-name="L10">
        <text:list-item>
          <text:p text:style-name="P10"><text:span text:style-name="Strong_20_Emphasis">Andere formaten </text:span><text:bookmark text:name="line-89"/></text:p>
        </text:list-item>
      </text:list>
      <text:p text:style-name="Text_20_body">Computers werden krachtiger en de wensen steeds groter en zo kwamen er 32 bits en 64 bits PC's in de woonkamer te staan. Daarmee werden uitdrukkingen als double en long geintroduceerd (zie ook Les 2 over typen) <text:bookmark text:name="line-90"/><text:bookmark text:name="line-91"/></text:p>
      <text:p text:style-name="Text_20_body">Een enkele keer kom je nog wel eens het woord 'nible' tegen, dan gaat het om vier bits. Dit concept wordt vaak gebruikt, omdat nibbles een basale eenheid is om binaire getallen om te rekenen naar het hexadecimale (zestientallige) stelsel. Met vier bits kunnen we immers de getallen 0 t/m 15 vormen. <text:bookmark text:name="line-92"/><text:bookmark text:name="line-93"/></text:p>
      <text:h text:style-name="Heading_20_2" text:outline-level="2" text:is-list-header="true"><text:bookmark text:name="Rekenenmetbits"/>Rekenen met bits</text:h>
      <text:p text:style-name="Text_20_body"><text:bookmark text:name="line-94"/>Ons tientallig systeem maakt het ons gemakkelijk om te kunnen rekenen. <text:bookmark text:name="line-95"/><text:bookmark text:name="line-96"/></text:p>
      <text:p text:style-name="Text_20_body">Wil ik 25 en 9 optellen dan tel ik eerst 5 en 9 op, oops.. ik heb meer dan ik aangeven kan ! <text:bookmark text:name="line-97"/>Geen probleem, ik schrijf 4 op en ik heb tien te veel, nou die voeg ik gewoon toe aan die 20 die ik ook had. <text:bookmark text:name="line-98"/><text:bookmark text:name="line-99"/></text:p>
      <text:p text:style-name="Text_20_body">Met bits rekenen gaat net zo. <text:bookmark text:name="line-100"/></text:p>
      <table:table table:name="Table1" table:style-name="Table1">
        <table:table-column table:style-name="Table1.A"/>
        <table:table-column table:style-name="Table1.B"/>
        <table:table-row>
          <table:table-cell table:style-name="Table1.A1" office:value-type="string">
            <text:p text:style-name="P31">00011001b </text:p>
          </table:table-cell>
          <table:table-cell table:style-name="Table1.A1" office:value-type="string">
            <text:p text:style-name="P31">25d </text:p>
          </table:table-cell>
        </table:table-row>
        <table:table-row>
          <table:table-cell table:style-name="Table1.A1" office:value-type="string">
            <text:p text:style-name="P31"><text:bookmark text:name="line-101"/>00001101b </text:p>
          </table:table-cell>
          <table:table-cell table:style-name="Table1.A1" office:value-type="string">
            <text:p text:style-name="P31">13d </text:p>
          </table:table-cell>
        </table:table-row>
        <table:table-row>
          <table:table-cell table:style-name="Table1.A1" office:value-type="string">
            <text:p text:style-name="P30"><text:bookmark text:name="line-102"/></text:p>
          </table:table-cell>
          <table:table-cell table:style-name="Table1.A1" office:value-type="string">
            <text:p text:style-name="P30"/>
          </table:table-cell>
        </table:table-row>
        <table:table-row>
          <table:table-cell table:style-name="Table1.A1" office:value-type="string">
            <text:p text:style-name="P31"><text:bookmark text:name="line-103"/>00100110d </text:p>
          </table:table-cell>
          <table:table-cell table:style-name="Table1.A1" office:value-type="string">
            <text:p text:style-name="P31">38d </text:p>
          </table:table-cell>
        </table:table-row>
      </table:table>
      <text:list xml:id="list556882486" text:style-name="L11">
        <text:list-item>
          <text:p text:style-name="P11"><text:bookmark text:name="line-104"/><text:bookmark text:name="line-105"/></text:p>
        </text:list-item>
      </text:list>
      <text:p text:style-name="Text_20_body">Wil ik in ons decimale stelsel met 10 delen of vermenigvuldigen dan schuiven we gewoon de boel een plaats op. <text:bookmark text:name="line-106"/>Ook dat kan in het tweetallig stelsel <text:bookmark text:name="line-107"/></text:p>
      <table:table table:name="Table2" table:style-name="Table2">
        <table:table-column table:style-name="Table2.A"/>
        <table:table-column table:style-name="Table2.B"/>
        <table:table-row>
          <table:table-cell table:style-name="Table2.A1" office:value-type="string">
            <text:p text:style-name="P31">00001001b </text:p>
          </table:table-cell>
          <table:table-cell table:style-name="Table2.A1" office:value-type="string">
            <text:p text:style-name="P31">9d </text:p>
          </table:table-cell>
        </table:table-row>
        <table:table-row>
          <table:table-cell table:style-name="Table2.A1" office:value-type="string">
            <text:p text:style-name="P31"><text:bookmark text:name="line-108"/>00010010d </text:p>
          </table:table-cell>
          <table:table-cell table:style-name="Table2.A1" office:value-type="string">
            <text:p text:style-name="P31">18d </text:p>
          </table:table-cell>
        </table:table-row>
      </table:table>
      <text:list xml:id="list2169120517" text:style-name="L12">
        <text:list-item>
          <text:p text:style-name="P12"/>
        </text:list-item>
      </text:list>
      <text:h text:style-name="Heading_20_2" text:outline-level="2" text:is-list-header="true"><text:bookmark text:name="line-110"/><text:bookmark text:name="line-111"/><text:bookmark text:name="Heteersteprogramma"/>Het eerste programma</text:h>
      <text:p text:style-name="Text_20_body"><text:bookmark text:name="line-112"/>In bijna elke programeertaal bestaat het programma <text:span text:style-name="Strong_20_Emphasis">Hello World</text:span>. <text:bookmark text:name="line-113"/>Dit programma is ter demonstratie van een minimaal programma en doet niets anders dan het bericht 'Hello World' afdrukken. <text:bookmark text:name="line-114"/><text:bookmark text:name="line-115"/></text:p>
      <text:p text:style-name="Text_20_body">Het voorbeeldje uit paragraaf <text:span text:style-name="Strong_20_Emphasis">1.1</text:span> van het boek doet niets anders. <text:bookmark text:name="line-116"/>In het programma zijn direct een aantal kenmerken van de taal C terug te vinden. <text:bookmark text:name="line-117"/></text:p>
      <text:list xml:id="list1409815377" text:style-name="L13">
        <text:list-item>
          <text:p text:style-name="P23">. C kent zelf nauwelijks ingebouwde keywords (woorden die een speciale betekenis hebben) en geen ingebouwde functies. De meeste functies zijn dus gedefinieerd en gedeclareerd in bestanden. <text:bookmark text:name="line-118"/></text:p>
        </text:list-item>
        <text:list-item>
          <text:p text:style-name="P13">. In C kunnen we functies zowel <text:span text:style-name="Emphasis">declareren</text:span> als <text:span text:style-name="Emphasis">definieeren</text:span>. Een declaratie stelt de compiler op de hoogte van het bestaan van een functie, een definitie bevat de daadwerkelijke implementatie van een functie. <text:bookmark text:name="line-119"/></text:p>
        </text:list-item>
        <text:list-item>
          <text:p text:style-name="P13"><text:soft-page-break/>. Declaraties zijn opgenomen in zogeheten <text:span text:style-name="Emphasis">header</text:span> files die de extensie <text:span text:style-name="Emphasis">.h</text:span> hebben. Je kunt de compiler vertellen dat je een header file in je C programma wilt op laten nemen. <text:bookmark text:name="line-120"/></text:p>
        </text:list-item>
        <text:list-item>
          <text:p text:style-name="P13">. Een C programma kent altijd de functie <text:span text:style-name="Emphasis">main</text:span>, deze functie word bij het starten van het programma aangeroepen. Een bibliotheek heeft gewoonlijk geen <text:span text:style-name="Emphasis">main</text:span> functie. <text:bookmark text:name="line-121"/><text:bookmark text:name="line-122"/></text:p>
        </text:list-item>
      </text:list>
      <text:p text:style-name="Text_20_body"><text:span text:style-name="Strong_20_Emphasis">Opdracht :</text:span> <text:bookmark text:name="line-123"/><text:bookmark text:name="line-124"/></text:p>
      <text:p text:style-name="Text_20_body">Tik de tekst van het programma met je editor in en schrijf het weg onder de naam <text:span text:style-name="Strong_20_Emphasis">helloworld.c</text:span> <text:bookmark text:name="line-125"/><text:bookmark text:name="line-126"/></text:p>
      <text:p text:style-name="Text_20_body">Met het volgende commando kun je de C file compileren en linken, zodat het helloworld programma wordt gemaakt: <text:bookmark text:name="line-127"/><text:bookmark text:name="line-128"/></text:p>
      <text:p text:style-name="P29"><text:bookmark text:name="line-129"/><text:bookmark text:name="line-130"/>gcc helloworld.c -Wall -o helloworld</text:p>
      <text:p text:style-name="Text_20_body"><text:bookmark text:name="line-131"/><text:bookmark text:name="line-132"/>De <text:span text:style-name="Emphasis">-o</text:span> vlag geeft aan met welke naam het programma weggeschreven moet worden. Door <text:span text:style-name="Emphasis">-Wall</text:span> vlag zal je compiler op potentieele problemen in je broncode wijzen. Het is een goede gewoonte om al je code vanaf het eerste moment met deze vlag te compileren, en alle gegeven waarschuwingen op te lossen. We verwachten bij het maken van de opgaven dat jullie programma's met deze vlag hebben gecompileerd, en dat de code bij compilatie geef waarschuwingen meer oplevert. <text:bookmark text:name="line-133"/><text:bookmark text:name="line-134"/></text:p>
      <text:p text:style-name="Text_20_body">Dit programma kun je op de commandline uitvoeren door de naam in te tikken. <text:bookmark text:name="line-135"/><text:bookmark text:name="line-136"/></text:p>
      <text:p text:style-name="Text_20_body">Waneer je de melding <text:span text:style-name="Emphasis">file not found</text:span> te zien krijgt, staat er geen path naar de huidige directory, <text:bookmark text:name="line-137"/>voer het programma dan als volgt uit <text:span text:style-name="Emphasis">./helloworld</text:span> <text:bookmark text:name="line-138"/><text:bookmark text:name="line-139"/></text:p>
      <text:p text:style-name="Text_20_body">Voer ook <text:span text:style-name="Strong_20_Emphasis">Oefening 1-2</text:span> uit het boek uit en bespreek de resultaten via de mailinglijst. <text:bookmark text:name="line-140"/><text:bookmark text:name="line-141"/></text:p>
      <text:h text:style-name="Heading_20_2" text:outline-level="2" text:is-list-header="true"><text:bookmark text:name="Iteratieveopdrachten.27Loops.27"/>Iteratieve opdrachten 'Loops'</text:h>
      <text:p text:style-name="Text_20_body"><text:bookmark text:name="line-142"/>Het komt in een programma vaak voor dat we een actie willen herhalen. <text:bookmark text:name="line-143"/>Computers zijn immers heel geschikt voor het uitvoeren van dodelijk saai werk. <text:bookmark text:name="line-144"/>De taal C ken een aantal manieren om dit gemakkelijk voor elkaar te krijgen. <text:bookmark text:name="line-145"/>In paragraaf 1.3 uit het boek wordt de <text:span text:style-name="Emphasis">for loop </text:span>besproken <text:bookmark text:name="line-146"/>De for loop is een conditionele opdracht die herhaald wordt zolang niet aan de gewenste conditie voldaan wordt. <text:bookmark text:name="line-147"/>Hier voor maken we gebruik van een variabele die de toestand van de betreffende conditie bij houdt. <text:bookmark text:name="line-148"/>In eenvoudigere woorden gezegd, we hebben een variabele die een tellertje voorsteld. <text:bookmark text:name="line-149"/>En de for instruktie wordt net zolang herhaald tot het tellertje aan een eind conditie voldoet. <text:bookmark text:name="line-150"/><text:bookmark text:name="line-151"/></text:p>
      <text:p text:style-name="Text_20_body">Het formaat van de instructie is als regel als volgt. <text:bookmark text:name="line-152"/></text:p>
      <text:list xml:id="list1508962072" text:style-name="L14">
        <text:list-item>
          <text:p text:style-name="P24">int i; <text:bookmark text:name="line-153"/></text:p>
        </text:list-item>
        <text:list-item>
          <text:p text:style-name="P14">for(i = 0; i &lt; 10 ; ++i) <text:bookmark text:name="line-154"/></text:p>
        </text:list-item>
        <text:list-item>
          <text:p text:style-name="P14">printf("Hello World\n"); <text:bookmark text:name="line-155"/><text:bookmark text:name="line-156"/></text:p>
        </text:list-item>
      </text:list>
      <text:p text:style-name="Text_20_body">In regel 1 wordt geheugenruimte gereserveerd voor een variabele die we <text:span text:style-name="Strong_20_Emphasis">i</text:span> noemen. <text:bookmark text:name="line-157"/>Regel 2 bestaat uit drie delen gescheiden door <text:span text:style-name="Strong_20_Emphasis">;</text:span> <text:bookmark text:name="line-158"/>Deel 1 : i = 0 geeft de begin waarde van de variabele i aan. <text:bookmark text:name="line-159"/>Deel 2 : is de conditie waaraan i moet voldoen om de loop te blijven herhalen, zo lang i kleiner is dan 10 is dat het geval <text:bookmark text:name="line-160"/>Deel 3 : is een actie die voor elke herhaling met i wordt uitgevoerd, <text:span text:style-name="Emphasis">++i</text:span> is een verkorte schrijfwijze voor i = i + 1 een opdracht die de waarde van i met 1 verhoogd. <text:bookmark text:name="line-161"/><text:span text:style-name="Strong_20_Emphasis">Note </text:span>je zou hier ook <text:span text:style-name="Emphasis">i++</text:span> kunnen gebruiken, maar dat is niet hetzelfde, in hoofstuk 2 wordt op het verschil hiervan in gegegaan. <text:bookmark text:name="line-162"/>Regel drie is heel bijzonder, deze wordt n.l. ook bij elke herhaling uitgevoerd, waarbij de actuele waarde van i steeds beschikbaar is. <text:bookmark text:name="line-163"/>Zie hiervoor ook het voorbeeldje in het boek. <text:bookmark text:name="line-164"/><text:span text:style-name="Strong_20_Emphasis">LET OP</text:span> achter het for statement hoort nu GEEN puntcomma te staan, de opdracht in regel 3 is n.l. een deel van de for instructie. <text:bookmark text:name="line-165"/>Een steeds weer herhalende opdracht noemen we een <text:span text:style-name="Emphasis">iteratieve opdracht</text:span> (of ook vaak een iteratieve functie) <text:bookmark text:name="line-166"/>Het herhalen zelf wordt <text:span text:style-name="Emphasis">itereren</text:span> genoemd <text:bookmark text:name="line-167"/><text:bookmark text:name="line-168"/><text:bookmark text:name="line-169"/></text:p>
      <text:h text:style-name="Heading_20_2" text:outline-level="2" text:is-list-header="true"><text:bookmark text:name="Compoundstatements"/><text:soft-page-break/>Compound statements</text:h>
      <text:p text:style-name="Text_20_body"><text:bookmark text:name="line-170"/>Uiteraard zal het vaak voorkomen dat we meer dan een enkele opdracht willen herhalen. <text:bookmark text:name="line-171"/>Waneer we dit willen, doen we het volgende. <text:bookmark text:name="line-172"/><text:bookmark text:name="line-173"/><text:bookmark text:name="line-174"/><text:bookmark text:name="line-175"/><text:bookmark text:name="line-176"/><text:bookmark text:name="line-177"/><text:bookmark text:name="line-178"/><text:bookmark text:name="line-179"/></text:p>
      <text:p text:style-name="Preformatted_20_Text">int i;</text:p>
      <text:p text:style-name="Preformatted_20_Text">for( i=0 ; i &lt; 10 ; ++i)</text:p>
      <text:p text:style-name="Preformatted_20_Text">{</text:p>
      <text:p text:style-name="Preformatted_20_Text"><text:s text:c="2"/>printf("Hello World\n");</text:p>
      <text:p text:style-name="Preformatted_20_Text"><text:s text:c="2"/>printf("Hello Again\n"</text:p>
      <text:p text:style-name="P29">}</text:p>
      <text:p text:style-name="Text_20_body"><text:bookmark text:name="line-180"/>Met de accolades geef je begin en einde van een block aan. <text:bookmark text:name="line-181"/>Dat gehele block wordt nu door de for-loop herhaald. <text:bookmark text:name="line-182"/>We zullen later zien dat deze methode op meer plaatsen wordt toegepast. <text:bookmark text:name="line-183"/><text:bookmark text:name="line-184"/></text:p>
      <text:p text:style-name="Text_20_body"><text:span text:style-name="Strong_20_Emphasis">Note</text:span> Let ook op het inspringen 'indent' van de blok tekst. <text:bookmark text:name="line-185"/>Hiervoor is geen technische reden, maar het verhoogd de leesbaarheid van een programma. <text:bookmark text:name="line-186"/>Onleesbare programma's zijn regelmatig een grote ergernis voor mensen die ze moeten onderhouden ! <text:bookmark text:name="line-187"/><text:bookmark text:name="line-188"/></text:p>
      <text:h text:style-name="Heading_20_2" text:outline-level="2" text:is-list-header="true"><text:bookmark text:name="printf"/>printf</text:h>
      <text:p text:style-name="Text_20_body"><text:bookmark text:name="line-189"/>printf is een functie die in heel veel talen voorkomt en overal vrijwel hetzelfde werkt. <text:bookmark text:name="line-190"/>Zelfs in de Linux shell kun je deze opdracht gebruiken. <text:bookmark text:name="line-191"/>printf staat voor print formatted, hetgeen zoveel betekend als afdrukken volgens een vooraf bepaald formaat. <text:bookmark text:name="line-192"/>Je kan er gewoon tekst of variabelen mee afdrukken, maar je kan ook aangeven hoe dat dient te gebeuren. <text:bookmark text:name="line-193"/>Zo kun je bijvoorbeeld het aantal karakters dat gereserveerd moet worden of het aantal plaatsen voor en na de comma vastleggen. <text:bookmark text:name="line-194"/>In paragraaf 1.2 word daarop ingegaan, maar met <text:span text:style-name="Emphasis">man printf</text:span> en vooral <text:span text:style-name="Emphasis">man 3 printf</text:span> kun je veel meer over de mogelijkheden hiervan te weten komen. <text:bookmark text:name="line-195"/>In paragraaf 1.5 wordt ook aangegeven hoe je per karakter kunt lezen of schrijven. <text:bookmark text:name="line-196"/>Daar doet zich echter een probleem voor, in veel implementatie van de C bibliotheek wordt I/O eerst in een buffer opgeslagen. <text:bookmark text:name="line-197"/>Die wordt pas verstuurd waneer daartoe middels een <text:span text:style-name="Emphasis">\n</text:span> opdracht toe gegeven wordt. <text:bookmark text:name="line-198"/>Waneer je onder Linux daadwerkelijk per karakter wilt kunnen lezen of schrijven, dan zul je wat meer moeite moeten doen. <text:bookmark text:name="line-199"/>Tekst afdrukken en lezen per regel is geen probleem. <text:bookmark text:name="line-200"/><text:bookmark text:name="line-201"/></text:p>
      <text:h text:style-name="Heading_20_2" text:outline-level="2" text:is-list-header="true"><text:bookmark text:name="while"/>while</text:h>
      <text:p text:style-name="Text_20_body"><text:bookmark text:name="line-202"/>Het voorbeeldje uit paragraaf 1.5.1 laat een nieuwe iteratieve opdracht zien, n.l. de while instructie <text:bookmark text:name="line-203"/>Deze opdracht kennen we in twee varianten die ik hieronder ilustreer. <text:bookmark text:name="line-204"/><text:bookmark text:name="line-205"/><text:bookmark text:name="line-206"/><text:bookmark text:name="line-207"/><text:bookmark text:name="line-208"/><text:bookmark text:name="line-209"/><text:bookmark text:name="line-210"/></text:p>
      <text:p text:style-name="Preformatted_20_Text"><text:s text:c="2"/>int i = 10;</text:p>
      <text:p text:style-name="Preformatted_20_Text"><text:s text:c="2"/>while(--i)</text:p>
      <text:p text:style-name="Preformatted_20_Text"><text:s text:c="2"/>{</text:p>
      <text:p text:style-name="Preformatted_20_Text"><text:s text:c="5"/>printf("%i\n",i);</text:p>
      <text:p text:style-name="P29"><text:s text:c="2"/>}</text:p>
      <text:p text:style-name="Text_20_body"><text:bookmark text:name="line-211"/><text:bookmark text:name="line-212"/>En <text:bookmark text:name="line-213"/><text:bookmark text:name="line-214"/></text:p>
      <text:p text:style-name="Preformatted_20_Text"><text:bookmark text:name="line-215"/><text:bookmark text:name="line-216"/><text:bookmark text:name="line-217"/><text:bookmark text:name="line-218"/><text:bookmark text:name="line-219"/><text:bookmark text:name="line-220"/><text:bookmark text:name="line-221"/><text:s text:c="2"/>int i = 10;</text:p>
      <text:p text:style-name="Preformatted_20_Text"><text:s text:c="2"/>do</text:p>
      <text:p text:style-name="Preformatted_20_Text"><text:s text:c="2"/>{</text:p>
      <text:p text:style-name="Preformatted_20_Text"><text:s text:c="4"/>printf("%\n",i);</text:p>
      <text:p text:style-name="Preformatted_20_Text"><text:s text:c="2"/>}</text:p>
      <text:p text:style-name="P29"><text:s text:c="2"/>while(--i);</text:p>
      <text:p text:style-name="Text_20_body"><text:bookmark text:name="line-222"/><text:bookmark text:name="line-223"/>Het verschil zit hem erin dat bij de do-while constructie de evaluatie van i na het afdrukken uitgevoerd wordt, <text:bookmark text:name="line-224"/>terwijl bij de while oplossing eerst i wordt geevalueerd en dan pas de opdracht wordt uitgevoerd. <text:bookmark text:name="line-225"/>De resultaten zijn dan ook verschillend. <text:bookmark text:name="line-226"/><text:bookmark text:name="line-227"/></text:p>
      <text:p text:style-name="Text_20_body"><text:soft-page-break/>Probeer ook de voorbeeldjes uit de besproken paragraven te maken, en bespreek deze weer in de mailinglijst. <text:bookmark text:name="line-228"/><text:bookmark text:name="line-229"/></text:p>
      <text:h text:style-name="Heading_20_2" text:outline-level="2" text:is-list-header="true"><text:bookmark text:name="Arrays"/>Arrays</text:h>
      <text:p text:style-name="Text_20_body"><text:bookmark text:name="line-230"/>Een array is een variabele die verwijst naar een stuk geheugen waarin plaats is voor meerdere waardes. <text:bookmark text:name="line-231"/>Waneer we bijvoorbeeld in een straat het aantal bewoners per huishouden bij willen houden, <text:bookmark text:name="line-232"/>dan hebben we een tabel nodig. <text:bookmark text:name="line-233"/>In dit geval volstaat een tabel met ruimte voor getallen van het type <text:span text:style-name="Emphasis">int</text:span> <text:bookmark text:name="line-234"/>We zullen vooraf wel moeten weten hoeveel geheugenruimte we moeten reserveren, dus hoeveel huizen er in de straat staan. <text:bookmark text:name="line-235"/>We kunnnen dit als volgt declareren. <text:bookmark text:name="line-236"/><text:bookmark text:name="line-237"/><text:bookmark text:name="line-238"/></text:p>
      <text:p text:style-name="P29">int bewoners[10];</text:p>
      <text:p text:style-name="Text_20_body"><text:bookmark text:name="line-239"/>Declareert een lijst van het type int waarin ruimte is voor 10 plaatsen. <text:bookmark text:name="line-240"/><text:span text:style-name="Strong_20_Emphasis">LET OP !</text:span> In de taal C wordt net als in veel andere talen vanaf de positie 0 getelt !&lt;&lt;BR&gt; <text:bookmark text:name="line-241"/>Bovenstaande declaratie kent dus de posities 0 t/m 9 <text:bookmark text:name="line-242"/>Een waarde kun je toekennen met de instructie <text:span text:style-name="Emphasis">bewoners[5] = 3;</text:span> <text:bookmark text:name="line-243"/>en de waarde teruglezen kan door de variabele <text:span text:style-name="Emphasis">bewoners[5]</text:span> weer terug te lezen. <text:bookmark text:name="line-244"/>Uiteraard wordt dit pas interessant als we het getal 5 hier vervangen door een variabele, zie onderstaande ilustratie <text:bookmark text:name="line-245"/><text:bookmark text:name="line-246"/><text:bookmark text:name="line-247"/><text:bookmark text:name="line-248"/><text:bookmark text:name="line-249"/></text:p>
      <text:p text:style-name="Preformatted_20_Text"><text:s text:c="2"/>int huisnr;</text:p>
      <text:p text:style-name="Preformatted_20_Text"><text:s text:c="2"/>for(huisnr = 0; huisnr &lt; 10; ++huisnr)</text:p>
      <text:p text:style-name="P29"><text:s text:c="4"/>printf("Op huisnr %i wonen %i mensen\n", huisnr, bewoners[huisnr]);</text:p>
      <text:p text:style-name="Text_20_body"><text:bookmark text:name="line-250"/><text:bookmark text:name="line-251"/>Helaas is het in C niet mogelijk de grootte van een array op te vragen. <text:bookmark text:name="line-252"/>In dit voorbeeld is dat geen probleem daar wij zelf de grootte vooraf bepaald hebben en dus weten dat deze uit 10 elementen bestaat. <text:bookmark text:name="line-253"/>Maar waneer we later geheugen dynamisch gaan aloceren is het nodig een eindwaarde te definieren of de lengte van een array bij te houden, om zo te voorkomen dat we buiten de toegewezen geheugenruimte komen <text:bookmark text:name="line-254"/><text:bookmark text:name="line-255"/><text:bookmark text:name="line-256"/></text:p>
      <text:h text:style-name="Heading_20_2" text:outline-level="2" text:is-list-header="true"><text:bookmark text:name="Strings"/>Strings</text:h>
      <text:p text:style-name="Text_20_body"><text:bookmark text:name="line-257"/>Een speciale situatie ontstaat als we tekst willen opslaan. <text:bookmark text:name="line-258"/>De taal C kent eigenlijk niet zoiets als tekst, voor C is tekst gewoon een array van het type <text:span text:style-name="Emphasis">char</text:span> <text:bookmark text:name="line-259"/>Dit wil zeggen dat we tekst binnen array ook als zodanig moeten behandelen.&lt;BR&gt; <text:bookmark text:name="line-260"/>Omdat niet echt te bepalen valt waneer we bij het einde van een stuk tekst zijn gekomen, is afgesproken <text:bookmark text:name="line-261"/>dat we tekst altijd afsluiten met een <text:span text:style-name="Strong_20_Emphasis">0</text:span> <text:bookmark text:name="line-262"/>Waneer we tekst in een array willen zetten dienen we hiermee rekening te houden, n.l. je moet altijd een extra positie voor de 0 reserveren, anders loopt de boel in het honderd. <text:bookmark text:name="line-263"/>Om het werken met teksten toch enigzinds uitvoerbaar te houden, is er een bibliotheek beschikbaar met functies die hiervoor dienen. <text:bookmark text:name="line-264"/>Bestudeer eerst de volgende paragraaf <text:span text:style-name="Strong_20_Emphasis">Functies</text:span> en bekijk daarna de manual van <text:span text:style-name="Emphasis">string.h</text:span> met de console opdracht <text:span text:style-name="Strong_20_Emphasis">man string</text:span> <text:bookmark text:name="line-265"/><text:bookmark text:name="line-266"/></text:p>
      <text:h text:style-name="Heading_20_2" text:outline-level="2" text:is-list-header="true"><text:bookmark text:name="Functies"/>Functies</text:h>
      <text:p text:style-name="Text_20_body"><text:bookmark text:name="line-267"/>Zoals reeds aangegeven kent de taal C nauwelijks gereserveerde <text:span text:style-name="Emphasis">keywords</text:span>. <text:bookmark text:name="line-268"/>Extra functionaliteit kan toegevoegd worden als functies en datastructuren die in een bibliotheek worden opgenomen. Bij een bibliotheek wordt er onderscheid gemaakt tussen de daadwerkelijke bibliotheek die gecompileerde code bevat, en header files. Header files bevatten functiedeclaraties, als we bijvoorbeeld naar de stdlib.h header file kijken, dan zul je de volgende declaratie tegenkomen: <text:bookmark text:name="line-269"/><text:bookmark text:name="line-270"/></text:p>
      <text:p text:style-name="P29"><text:bookmark text:name="line-271"/><text:bookmark text:name="line-272"/>int atoi (__const char *__nptr);</text:p>
      <text:p text:style-name="Text_20_body"><text:bookmark text:name="line-273"/><text:bookmark text:name="line-274"/>Deze declaratie vertelt de compiler dat er een functie <text:span text:style-name="Emphasis">atoi</text:span> is met een argument en een bepaalde return type. Dit is genoeg om een compiler tevreden te houden. De daadwerkelijke code van <text:span text:style-name="Emphasis">atoi</text:span> is in gecompileerde vorm opgeslagen in een bibliotheek. Nadat de compiler klaar is zal de linker je <text:soft-page-break/>eigen gecompileerde code samenbinden tot een uitvoerbaar bestand, en waar nodig functies uit bibliotheken in het uitvoerbare bestand op te nemen, of een verwijzing naar de functie/bibliotheek maken. <text:bookmark text:name="line-275"/><text:bookmark text:name="line-276"/></text:p>
      <text:p text:style-name="Text_20_body">Je kunt een header gebruiken met behulp van het <text:span text:style-name="Emphasis">#include</text:span> preprocessor statement. <text:span text:style-name="Emphasis">#include</text:span> doet niets anders dan de inhoud van de header (in het machinegeheugen) opnemen op de plek van de include statement. In de voorbeelden uit het boek gebeurd dat met de opdracht <text:span text:style-name="Emphasis">#include &lt;stdio.h&gt;</text:span>. <text:bookmark text:name="line-277"/>In stdio.h staan een aantal functies beschreven die het mogelijk maken via <text:span text:style-name="Emphasis">standard in , standard out</text:span> en <text:span text:style-name="Emphasis">standaard error</text:span> kanalen tekst te versturen of te lezen. <text:bookmark text:name="line-278"/>In deze bibliotheek vinden we bijvoorbeeld de functie <text:span text:style-name="Emphasis">printf</text:span> die we al eerder hebben gebruikt. <text:bookmark text:name="line-279"/><text:bookmark text:name="line-280"/></text:p>
      <text:p text:style-name="Text_20_body">Een functie is zelfstandig stukje programmacode dat je kunt aanroepen vanuit een programma. <text:bookmark text:name="line-281"/>Je kunt daarbij desgewenst informatie meegeven, en de functie kan bij het terug keren een waarde terug geven.&lt;&lt;BR&gt; <text:bookmark text:name="line-282"/>Een functie kenmerkt zich altijd door : <text:bookmark text:name="line-283"/></text:p>
      <text:list xml:id="list629229650" text:style-name="L15">
        <text:list-item>
          <text:p text:style-name="P25">. Een type definitie waarmee het type van de terug gegeven waarde wordt aangegeven <text:bookmark text:name="line-284"/></text:p>
        </text:list-item>
        <text:list-item>
          <text:p text:style-name="P25">. Een naam waarmee de functie word aangeroepen <text:bookmark text:name="line-285"/></text:p>
        </text:list-item>
        <text:list-item>
          <text:p text:style-name="P25">. Een lijst van argumenten voor de functie, waarin het type van de argumenten aangegeven wordt, alsmede de namen van de argumenten. <text:bookmark text:name="line-286"/></text:p>
        </text:list-item>
        <text:list-item>
          <text:p text:style-name="P15">. Een code blok waarin beschreven staat wat de functie moet doen. <text:bookmark text:name="line-287"/><text:bookmark text:name="line-288"/></text:p>
        </text:list-item>
      </text:list>
      <text:p text:style-name="Text_20_body">En ook is het mogelijk slechts het bestaan van de functie aan te geven, en deze ergens anders daadwerkelijk te beschrijven. <text:bookmark text:name="line-289"/><text:bookmark text:name="line-290"/></text:p>
      <text:p text:style-name="Text_20_body">Hier een voorbeeld van een functie die het aantal bierflesjes aan de hand van het aantal kratten berekent. <text:bookmark text:name="line-291"/><text:bookmark text:name="line-292"/><text:bookmark text:name="line-293"/><text:bookmark text:name="line-294"/><text:bookmark text:name="line-295"/><text:bookmark text:name="line-296"/><text:bookmark text:name="line-297"/><text:bookmark text:name="line-298"/><text:bookmark text:name="line-299"/><text:bookmark text:name="line-300"/><text:bookmark text:name="line-301"/><text:bookmark text:name="line-302"/><text:bookmark text:name="line-303"/><text:bookmark text:name="line-304"/><text:bookmark text:name="line-305"/></text:p>
      <text:p text:style-name="Preformatted_20_Text">int bereken_aantal_flessen(int aantal_kratten, int flesjes_per_krat)</text:p>
      <text:p text:style-name="Preformatted_20_Text">{</text:p>
      <text:p text:style-name="Preformatted_20_Text"><text:s text:c="2"/>int const flesjes_voor_daniel_en_pascal = 2;</text:p>
      <text:p text:style-name="Preformatted_20_Text"><text:s text:c="2"/>int aantal_flesjes;</text:p>
      <text:p text:style-name="Preformatted_20_Text"><text:s text:c="2"/>aantal_flesjes = aantal_kratten * flesjes_per_krat - flesjes_voor_daniel_en_pascal;</text:p>
      <text:p text:style-name="Preformatted_20_Text"><text:s text:c="2"/>return aantal_flesjes;</text:p>
      <text:p text:style-name="Preformatted_20_Text">}</text:p>
      <text:p text:style-name="Preformatted_20_Text"/>
      <text:p text:style-name="Preformatted_20_Text">int main(int argc, char *argv[])</text:p>
      <text:p text:style-name="Preformatted_20_Text">{</text:p>
      <text:p text:style-name="Preformatted_20_Text"><text:s text:c="2"/>aantal_flesjes = bereken_aantal_flessen(5, 24);</text:p>
      <text:p text:style-name="Preformatted_20_Text"><text:s text:c="2"/>printf("Er zijn %i flesjes bier beschikbaar",aantal_flesjes);</text:p>
      <text:p text:style-name="P29">}</text:p>
      <text:p text:style-name="Text_20_body"><text:bookmark text:name="line-306"/><text:bookmark text:name="line-307"/>Hier zie je het gebruik van twee functies <text:bookmark text:name="line-308"/>De eerste functie <text:span text:style-name="Strong_20_Emphasis">main</text:span> is zoals bekend het hoofdprogramma. <text:bookmark text:name="line-309"/>Main word aangeroepen zodra het programma geladen is, en bij het verlaten van main wordt ook het programma afgesloten. <text:bookmark text:name="line-310"/>Aan main kunnen commandline parameters worden meegegeven, en de waarde die main terug geeft kan door het besturingssysteem afgevraagd worden. <text:bookmark text:name="line-311"/>Het is goed gebruik altijd een waarde terug te geven, waardoor scripts kunnen zien of een programma sucsesvol verlopen is. <text:bookmark text:name="line-312"/><text:bookmark text:name="line-313"/></text:p>
      <text:p text:style-name="Text_20_body">De functie bereken_aantal_flesjes kent twee parameters, en geeft een integer waarde terug. <text:bookmark text:name="line-314"/>Zie ook de paragraaf hierover in het boek.</text:p>
      <text:p text:style-name="Standard"/>
      <text:h text:style-name="P28" text:outline-level="1" text:is-list-header="true"><text:bookmark text:name="Types.2Coperatorenenexpressies"/>Types, operatoren en expressies</text:h>
      <text:h text:style-name="Heading_20_2" text:outline-level="2" text:is-list-header="true"><text:bookmark text:name="line-410"/><text:bookmark text:name="line-510"/><text:bookmark text:name="Variabelen"/>Variabelen</text:h>
      <text:h text:style-name="Heading_20_3" text:outline-level="3" text:is-list-header="true"><text:bookmark text:name="line-610"/><text:bookmark text:name="line-710"/><text:bookmark text:name="Hetdeclarerenvanvariabelen"/>Het declareren van variabelen</text:h>
      <text:p text:style-name="Text_20_body"><text:bookmark text:name="line-810"/><text:bookmark text:name="line-910"/>Een variable is een stuk geheugen dat van waarde kan veranderen. In een C programma 'maak' je een variabele door een type aan te geven en een variabelenaam. Bijvoorbeeld: <text:bookmark text:name="line-109"/><text:bookmark text:name="line-1110"/></text:p>
      <text:p text:style-name="P29"><text:bookmark text:name="line-1210"/><text:bookmark text:name="line-1310"/>int temperatuur;</text:p>
      <text:p text:style-name="Text_20_body"><text:bookmark text:name="line-1410"/><text:bookmark text:name="line-1510"/>In deze statement wordt de variabele gedeclareerd met de naam <text:span text:style-name="Emphasis">temperatuur</text:span>, het type van deze variabele is <text:span text:style-name="Emphasis">int</text:span>. Variabelen hebben om twee belangrijke redenen een type: <text:bookmark text:name="line-1610"/><text:bookmark text:name="line-1710"/></text:p>
      <text:list xml:id="list1485108938" text:style-name="L16">
        <text:list-item>
          <text:p text:style-name="P16">Een type geeft aan hoeveel geheugen er voor een variabele gereserveerd moet worden. Zo gebruikt een <text:span text:style-name="Emphasis">char</text:span> (1 byte) minder geheugen dan een int (vaak 64-bits). <text:bookmark text:name="line-1810"/></text:p>
        </text:list-item>
        <text:list-item>
          <text:p text:style-name="P16">Het type wordt gebruikt voor type checking, zo heeft het bijvoorbeeld geen zin om een <text:span text:style-name="Emphasis">struct</text:span> aan een <text:span text:style-name="Emphasis">int</text:span> toe te kennen. <text:bookmark text:name="line-1910"/><text:bookmark text:name="line-2010"/></text:p>
        </text:list-item>
      </text:list>
      <text:p text:style-name="Text_20_body">Overigens is het wel belangrijk op te merken dat C niet heel erg sterke type checking heeft. Zo kun je bijvoorbeeld de numerieke datatypes, inclusief de <text:span text:style-name="Emphasis">char</text:span> mengen in toewijzingen. Veel talen met strengere typesystemen zullen dergelijke toewijzingen niet toestaan. Soms kunnen deze toewijzingen ongewenste effecten hebben, bijvoorbeeld als je een groot getal toewijst aan een variabele met een datatype dat smaller is. Om deze reden is het aan te raden altijd de waarschuwingen van je compiler aan te zetten, zodat je op potentieele problemen gewezen wordt. <text:bookmark text:name="line-2110"/><text:bookmark text:name="line-2210"/></text:p>
      <text:p text:style-name="Text_20_body">Het is ook verstandig variabelen meteen te initialiseren en een default waarde te geven. Variabelen bevatten standaard (op statische en externe variabelen na) gewoonlijk 'garbage', gewoonlijk is dit een overblijfsel van eerdergebruikt geheugen. Door variabelen te initialiseren weet je zeker dat een variabele een zinvolle waarde heeft. Bijvoorbeeld: <text:bookmark text:name="line-2310"/><text:bookmark text:name="line-2410"/></text:p>
      <text:p text:style-name="P29"><text:bookmark text:name="line-2510"/><text:bookmark text:name="line-2610"/>int temperatuur = 10</text:p>
      <text:p text:style-name="Text_20_body"><text:bookmark text:name="line-2710"/><text:bookmark text:name="line-2810"/>Constante variabelen kunnen niet gewijzigd worden, en behoeven dus altijd initialisatie: <text:bookmark text:name="line-2910"/><text:bookmark text:name="line-3010"/></text:p>
      <text:p text:style-name="P29"><text:bookmark text:name="line-315"/><text:bookmark text:name="line-321"/>double const euroInGuldens = 2.20371;</text:p>
      <text:p text:style-name="Text_20_body"><text:bookmark text:name="line-331"/><text:bookmark text:name="line-341"/>Overigens maakt het boek ruimschoots gebruik van de <text:span text:style-name="Emphasis">#define</text:span> preprocessor directive. Maar het is verstandiger constanten te gebruiken met een type (als hierboven). Over het algemeen maakt dit debuggen eenvoudiger, omdat waarden niet al door de preprocessor vervangen worden (een waarde die met <text:span text:style-name="Emphasis">#define</text:span> gedefinieerd is, wordt nog voor het compileren door de preprocessor vervangen). <text:bookmark text:name="line-351"/><text:bookmark text:name="line-361"/></text:p>
      <text:h text:style-name="Heading_20_3" text:outline-level="3" text:is-list-header="true"><text:bookmark text:name="Naamgeving"/>Naamgeving</text:h>
      <text:p text:style-name="Text_20_body"><text:bookmark text:name="line-371"/><text:bookmark text:name="line-381"/>Naamgeving van een variabelen is grotendeels een kwestie van smaak, maar er zijn wel een aantal goede richtlijnen: <text:bookmark text:name="line-391"/><text:bookmark text:name="line-401"/></text:p>
      <text:list xml:id="list770882106" text:style-name="L17">
        <text:list-item>
          <text:p text:style-name="P17">Constanten krijgen namen in hoofdletters, bijvoorbeeld <text:span text:style-name="Emphasis">PI</text:span>. <text:bookmark text:name="line-411"/></text:p>
        </text:list-item>
        <text:list-item>
          <text:p text:style-name="P17">Lokale variabelen, zoals tellers in een lus zijn kort, bijvoorbeeld <text:span text:style-name="Emphasis">i</text:span>. <text:bookmark text:name="line-421"/></text:p>
        </text:list-item>
        <text:list-item>
          <text:p text:style-name="P17">Variabelen die minder lokaal zijn, maar ook functie-argumenten hebben een langere, beschrijvende naam. Als een naam uit meerdere woorden bestaat kun je camelcase of underscores gebruiken (<text:span text:style-name="Emphasis">euroInGuldens</text:span> of <text:span text:style-name="Emphasis">euro_in_guldens</text:span>), wat je ook kiest, wees <text:soft-page-break/>consistent. <text:bookmark text:name="line-431"/><text:bookmark text:name="line-441"/></text:p>
        </text:list-item>
      </text:list>
      <text:h text:style-name="Heading_20_3" text:outline-level="3" text:is-list-header="true"><text:bookmark text:name="Eenkanttekeningvoorfloatingpointgetallen"/>Een kanttekening voor floating point getallen</text:h>
      <text:p text:style-name="Text_20_body"><text:bookmark text:name="line-451"/><text:bookmark text:name="line-461"/>Floating-point (drijvende comma) getallen kunnen voor een nieuwkomer verassende resultaten opleveren. Neem bijvoorbeeld het volgende programma: <text:bookmark text:name="line-471"/><text:bookmark text:name="line-481"/></text:p>
      <text:p text:style-name="Preformatted_20_Text"><text:bookmark text:name="line-491"/><text:bookmark text:name="line-501"/><text:bookmark text:name="line-511"/><text:bookmark text:name="line-521"/><text:bookmark text:name="line-531"/><text:bookmark text:name="line-541"/><text:bookmark text:name="line-551"/><text:bookmark text:name="line-561"/>#include &lt;stdio.h&gt;</text:p>
      <text:p text:style-name="Preformatted_20_Text"/>
      <text:p text:style-name="Preformatted_20_Text">int main(int argc, char *argv[])</text:p>
      <text:p text:style-name="Preformatted_20_Text">{</text:p>
      <text:p text:style-name="Preformatted_20_Text"><text:s text:c="8"/>printf("%.17f\n", 0.3 - 0.1);</text:p>
      <text:p text:style-name="Preformatted_20_Text"><text:s text:c="8"/>return 0;</text:p>
      <text:p text:style-name="P29">}</text:p>
      <text:p text:style-name="Text_20_body"><text:bookmark text:name="line-571"/><text:bookmark text:name="line-581"/>Je zou natuurlijk verwachten dat het programma hier <text:span text:style-name="Emphasis">0.20000000000000000</text:span> uit zou voeren. Dit is echter niet het geval: <text:bookmark text:name="line-591"/><text:bookmark text:name="line-601"/></text:p>
      <text:p text:style-name="Preformatted_20_Text"><text:bookmark text:name="line-611"/><text:bookmark text:name="line-621"/><text:bookmark text:name="line-631"/>$ ./fp</text:p>
      <text:p text:style-name="P29">0.19999999999999998</text:p>
      <text:p text:style-name="Text_20_body"><text:bookmark text:name="line-641"/><text:bookmark text:name="line-651"/>Naarmate je meer berekeningen doet met floating point getallen wordt de afwijking potentieel groter. In eerste instantie is dit misschien verassend, maar als je bedenkt hoe floating point getallen opgeslagen worden dan lijkt het plotseling een stuk logischer. Floating point getallen moeten een grote reeks getallen kunnen representeren, zowel achter als voor de comma. Dit terwijl een floating-point nummer qua geheugengebruik vrij beperkt moet zijn, een double is gewoonlijk bijvoorbeeld 8 bytes. Dit probleem wordt opgelost door een benadering te maken met behulp van een binaire representatie. Een gedetailleerde beschrijving van floating point getallen is te vinden in de paper <text:a xlink:type="simple" xlink:href="http://www.validlab.com/goldberg/paper.pdf">What Every Computer Scientist Should Know About Floating-Point Arithmetic</text:a>. <text:bookmark text:name="line-661"/><text:bookmark text:name="line-671"/></text:p>
      <text:p text:style-name="Text_20_body">Voor de doeleinden van deze cursus volstaat een korte beschrijving. Voor het representeren van floating point getallen gebruiken we veelal een exponent. Het getal <text:span text:style-name="Emphasis">0.003242</text:span> kunnen we bijvoorbeeld representeren als <text:span text:style-name="Emphasis">3.242 × 10</text:span><text:span text:style-name="Emphasis"><text:span text:style-name="T1">-3</text:span></text:span>. We kunnen floating point getallen dus op de volgende manier representeren: <text:bookmark text:name="line-681"/><text:bookmark text:name="line-691"/></text:p>
      <text:list xml:id="list1019764241" text:style-name="L18">
        <text:list-item>
          <text:p text:style-name="P18">s × b<text:span text:style-name="T1">e</text:span> <text:bookmark text:name="line-701"/><text:bookmark text:name="line-711"/></text:p>
        </text:list-item>
      </text:list>
      <text:p text:style-name="Text_20_body">Waarin <text:span text:style-name="Emphasis">s</text:span> de significant is (in het bovenstaande voorbeeld 3.242), <text:span text:style-name="Emphasis">b</text:span> het grondgetal (10 in het bovenstaande voorbeeld) en <text:span text:style-name="Emphasis">e</text:span> de exponent (-3 in het bovenstaande voorbeeld). Deze notatie geeft het voordeel dat je erg kleine en grote getallen kunt representeren via de exponent. Omdat een bijvoorbeeld een double een eindige hoeveelheid geheugen is van 64-bits, zullen deze 64-bits verdeeld moeten worden over <text:span text:style-name="Emphasis">s</text:span> en <text:span text:style-name="Emphasis">e</text:span> (<text:span text:style-name="Emphasis">b</text:span> kan een constante zijn). Daarbij moet ook nog rekening gehouden worden dat zowel het exponent als het gehele getal negatief kan zijn. Om deze reden hebben we twee bits nodig voor het representeren van de twee min/plus tekens. De resterende 62 bits worden verdeeld over <text:span text:style-name="Emphasis">s</text:span> en <text:span text:style-name="Emphasis">e</text:span>. Hier kun je zien waarom floating point getallen een benadering zijn: via de exponent en de significant kun je heel erg dicht komen bij het 'echte' getal, maar omdat de significant een eindig aantal bits heeft, kun je de significant nooit volledig correct representeren. <text:bookmark text:name="line-721"/><text:bookmark text:name="line-731"/></text:p>
      <text:p text:style-name="Text_20_body">Kritische lezers zullen zich afvragen waarom de bovenstaande berekening (0.3 - 0.1) een inaccuraat resultaat geeft. Je kunt het resultaat immers volledig accuraat representeren als bijvoorbeeld <text:span text:style-name="Emphasis">2 × 10</text:span><text:span text:style-name="Emphasis"><text:span text:style-name="T1">-1</text:span></text:span>. De reden is dat veel floating point implementaties 2 als grondgetal gebruiken in de plaats van 10. <text:bookmark text:name="line-741"/><text:bookmark text:name="line-751"/></text:p>
      <text:h text:style-name="Heading_20_2" text:outline-level="2" text:is-list-header="true"><text:bookmark text:name="Sidedish.3Arekenenmetwaarschijnlijkheden"/>Side dish: rekenen met waarschijnlijkheden</text:h>
      <text:p text:style-name="Text_20_body"><text:bookmark text:name="line-761"/><text:bookmark text:name="line-771"/>Deze sectie behoort niet tot de stof, maar wellicht voor sommigen interessant. Bij het berekenen van waarschijnlijkheden loop je vaak tegen twee problemen aan: <text:bookmark text:name="line-781"/><text:bookmark text:name="line-791"/></text:p>
      <text:list xml:id="list761946497" text:style-name="L19">
        <text:list-item>
          <text:p text:style-name="P26"><text:soft-page-break/>Er is sprake van rekenen met veel kleine getallen, waardoor berekeningen onnauwkeurig kunnen worden (zie ook de vorige sectie). <text:bookmark text:name="line-801"/></text:p>
        </text:list-item>
        <text:list-item>
          <text:p text:style-name="P19">Bij kleine waarschijnlijkheden is er een kans op een underflow: dat wil zeggen dat een waarschijnlijkheid zo klein is dat het niet meer als een floating point getal gerepresenteerd kan worden. <text:bookmark text:name="line-811"/><text:bookmark text:name="line-821"/></text:p>
        </text:list-item>
      </text:list>
      <text:p text:style-name="Text_20_body">Deze problemen doen zich voor omdat je vaak in waarschijnlijkheidsmodellen reeksen van waarschijnlijkheden vermenigvuldigd. Er is echter een aardige truc waarmee je dit probleem op kunt lossen. Een logaritme van een getal tussen 0 en 1 is een negatief getal. Het is een asymptotische functie, log(x) gaat namelijk naar <text:span text:style-name="Emphasis">-oneindig</text:span> bij het naderen van 0. Door een logaritme van een getal tussen de 0 en de 1 te nemen (maar niet 0) kunnen we het dus representeren als een groter bereik van negatieve getallen. Verder kun je je waarschijnlijk nog herinneren dat je leraar vertelde dat optellen en aftrekken in 'logaritmische ruimte' hetzelfde is als vermenigvuldigen en delen voor gewone getallen. Dus: <text:bookmark text:name="line-831"/><text:bookmark text:name="line-841"/></text:p>
      <text:list xml:id="list1904918358" text:style-name="L20">
        <text:list-item>
          <text:p text:style-name="P20">x * y == exp(log(x) + log(y)) <text:bookmark text:name="line-851"/><text:bookmark text:name="line-861"/></text:p>
        </text:list-item>
      </text:list>
      <text:p text:style-name="Text_20_body">Met deze truc kunnen we dus met kleine getallen tussen de 0 en 1 rekenen. Eventueel kun je van het resultaat weer een gewone waarschijnlijkheid te maken met behulp van een exponent met hetzelfde grondgetal als het gebruikte logaritme. Natuurlijk kun je ook logarithmische waarschijnlijkheden vergelijken. <text:bookmark text:name="line-871"/><text:bookmark text:name="line-881"/></text:p>
      <text:p text:style-name="Text_20_body">Vergelijk bijvoorbeeld: <text:bookmark text:name="line-891"/><text:bookmark text:name="line-901"/></text:p>
      <text:p text:style-name="Preformatted_20_Text"><text:bookmark text:name="line-911"/><text:bookmark text:name="line-921"/><text:bookmark text:name="line-931"/><text:bookmark text:name="line-941"/><text:bookmark text:name="line-951"/><text:bookmark text:name="line-961"/><text:bookmark text:name="line-971"/><text:bookmark text:name="line-981"/><text:bookmark text:name="line-991"/><text:bookmark text:name="line-1001"/><text:bookmark text:name="line-1011"/><text:bookmark text:name="line-1021"/><text:bookmark text:name="line-1031"/><text:bookmark text:name="line-1041"/><text:bookmark text:name="line-1051"/>#include &lt;stdio.h&gt;</text:p>
      <text:p text:style-name="Preformatted_20_Text"/>
      <text:p text:style-name="Preformatted_20_Text">int main(int argc, char *argv[])</text:p>
      <text:p text:style-name="Preformatted_20_Text">{</text:p>
      <text:p text:style-name="Preformatted_20_Text"><text:s text:c="8"/>double b = 0.001;</text:p>
      <text:p text:style-name="Preformatted_20_Text"><text:s text:c="8"/>int i;</text:p>
      <text:p text:style-name="Preformatted_20_Text"/>
      <text:p text:style-name="Preformatted_20_Text"><text:s text:c="8"/>for (i = 0; i &lt; 10; ++i)</text:p>
      <text:p text:style-name="Preformatted_20_Text"><text:s text:c="16"/>b *= b;</text:p>
      <text:p text:style-name="Preformatted_20_Text"/>
      <text:p text:style-name="Preformatted_20_Text"><text:s text:c="8"/>printf("%e\n", b);</text:p>
      <text:p text:style-name="Preformatted_20_Text"/>
      <text:p text:style-name="Preformatted_20_Text"><text:s text:c="8"/>return 0;</text:p>
      <text:p text:style-name="P29">}</text:p>
      <text:p text:style-name="Text_20_body"><text:bookmark text:name="line-1061"/><text:bookmark text:name="line-1071"/>met: <text:bookmark text:name="line-1081"/><text:bookmark text:name="line-1091"/></text:p>
      <text:p text:style-name="Preformatted_20_Text"><text:bookmark text:name="line-1101"/><text:bookmark text:name="line-1111"/><text:bookmark text:name="line-1121"/><text:bookmark text:name="line-1131"/><text:bookmark text:name="line-1141"/><text:bookmark text:name="line-1151"/><text:bookmark text:name="line-1161"/><text:bookmark text:name="line-1171"/><text:bookmark text:name="line-1181"/><text:bookmark text:name="line-1191"/><text:bookmark text:name="line-1201"/><text:bookmark text:name="line-1211"/><text:bookmark text:name="line-1221"/><text:bookmark text:name="line-1231"/><text:bookmark text:name="line-1241"/><text:bookmark text:name="line-1251"/>#include &lt;math.h&gt;</text:p>
      <text:p text:style-name="Preformatted_20_Text">#include &lt;stdio.h&gt;</text:p>
      <text:p text:style-name="Preformatted_20_Text"/>
      <text:p text:style-name="Preformatted_20_Text">int main(int argc, char *argv[])</text:p>
      <text:p text:style-name="Preformatted_20_Text">{</text:p>
      <text:p text:style-name="Preformatted_20_Text"><text:s text:c="8"/>double b = log(0.001);</text:p>
      <text:p text:style-name="Preformatted_20_Text"><text:s text:c="8"/>int i;</text:p>
      <text:p text:style-name="Preformatted_20_Text"/>
      <text:p text:style-name="Preformatted_20_Text"><text:s text:c="8"/>for (i = 0; i &lt; 10; ++i)</text:p>
      <text:p text:style-name="Preformatted_20_Text"><text:s text:c="16"/>b += b;</text:p>
      <text:p text:style-name="Preformatted_20_Text"/>
      <text:p text:style-name="Preformatted_20_Text"><text:s text:c="8"/>printf("%e\n", b);</text:p>
      <text:p text:style-name="Preformatted_20_Text"/>
      <text:p text:style-name="Preformatted_20_Text"><text:s text:c="8"/>return 0;</text:p>
      <text:p text:style-name="P29">}</text:p>
      <text:p text:style-name="Text_20_body"><text:bookmark text:name="line-1261"/><text:bookmark text:name="line-1271"/>Respectievelijk is de uitvoer: <text:bookmark text:name="line-1281"/><text:bookmark text:name="line-1291"/></text:p>
      <text:p text:style-name="Preformatted_20_Text"><text:bookmark text:name="line-1301"/><text:bookmark text:name="line-1311"/><text:bookmark text:name="line-1321"/><text:bookmark text:name="line-1331"/><text:bookmark text:name="line-1341"/>$ ./prob1</text:p>
      <text:p text:style-name="Preformatted_20_Text">0.000000e+00</text:p>
      <text:p text:style-name="Preformatted_20_Text"><text:soft-page-break/>$ ./prob2</text:p>
      <text:p text:style-name="P29">-7.073541e+03</text:p>
      <text:h text:style-name="Heading_20_2" text:outline-level="2" text:is-list-header="true"><text:bookmark text:name="line-1351"/><text:bookmark text:name="line-1361"/><text:bookmark text:name="Huiswerk"/>Huiswerk</text:h>
      <text:list xml:id="list2036726513" text:style-name="L21">
        <text:list-item>
          <text:p text:style-name="P27"><text:bookmark text:name="line-1371"/><text:bookmark text:name="line-1381"/>Opgave 2-1 <text:bookmark text:name="line-1391"/></text:p>
        </text:list-item>
        <text:list-item>
          <text:p text:style-name="P27">Opgave 2-2 <text:bookmark text:name="line-1401"/></text:p>
        </text:list-item>
        <text:list-item>
          <text:p text:style-name="P27">Opgave 2-3 <text:bookmark text:name="line-1411"/></text:p>
        </text:list-item>
        <text:list-item>
          <text:p text:style-name="P27">Opgave 2-4 <text:bookmark text:name="line-1421"/></text:p>
        </text:list-item>
        <text:list-item>
          <text:p text:style-name="P27">Opgave 2-7 <text:bookmark text:name="line-1431"/></text:p>
        </text:list-item>
        <text:list-item>
          <text:p text:style-name="P27">Opgave 2-8 <text:bookmark text:name="line-1441"/></text:p>
        </text:list-item>
        <text:list-item>
          <text:p text:style-name="P21">Opgave 2-1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Bitstream Vera Sans" style:font-size-asian="18pt" style:font-weight-asian="bold" style:font-name-complex="Bitstream Ver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Bitstream Vera Sans" style:font-size-asian="14pt" style:font-weight-asian="bold" style:font-name-complex="Bitstream Vera Sans"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1T12:34:19</meta:creation-date>
    <dc:date>2009-03-01T12:35:20</dc:date>
    <meta:editing-duration>PT00H01M04S</meta:editing-duration>
    <meta:editing-cycles>2</meta:editing-cycles>
    <meta:generator>OpenOffice.org/3.0$Linux OpenOffice.org_project/300m15$Build-9379</meta:generator>
    <meta:document-statistic meta:table-count="2" meta:image-count="0" meta:object-count="0" meta:page-count="11" meta:paragraph-count="222" meta:word-count="4360" meta:character-count="26312"/>
  </office:meta>
</office:document-meta>
</file>